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entury Gothic" fo:font-size="10pt" style:font-size-asian="10pt" style:font-size-complex="10pt"/>
    </style:style>
    <style:style style:name="P2"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entury Gothic" fo:font-size="11pt" fo:language="en" fo:country="U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Century Gothic" fo:font-size="10pt" fo:language="en" fo:country="US"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80" style:font-name="Century Gothic"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Century Gothic" fo:font-size="10pt" fo:language="en" fo:country="US"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cc3300" style:font-name="Century Gothic" fo:font-size="10.5pt" fo:language="es" fo:country="ES" fo:font-weight="bold" style:font-size-asian="10.5pt" style:font-weight-asian="bold" style:font-size-complex="10.5pt" style:font-weight-complex="bold"/>
    </style:style>
    <style:style style:name="P11" style:family="paragraph" style:parent-style-name="Standard">
      <style:text-properties fo:color="#cc3300" style:font-name="Century Gothic" fo:font-size="10.5pt" fo:language="es" fo:country="ES" fo:font-weight="normal"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fo:color="#cc3300" style:font-name="Century Gothic" fo:font-size="10.5pt" fo:language="es" fo:country="ES" fo:font-weight="normal"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color="#cc3300" style:font-name="Century Gothic" fo:language="es" fo:country="ES" style:font-size-asian="10.5pt"/>
    </style:style>
    <style:style style:name="P14" style:family="paragraph" style:parent-style-name="Standard">
      <style:text-properties fo:color="#cc3300" style:text-line-through-style="none" style:text-line-through-type="none" style:font-name="Century Gothic" fo:font-size="10.5pt" fo:language="es" fo:country="ES" style:text-underline-style="none" fo:font-weight="bold" style:font-size-asian="10.5pt" style:font-weight-asian="bold" style:font-size-complex="10.5pt" style:font-weight-complex="bold"/>
    </style:style>
    <style:style style:name="P15" style:family="paragraph" style:parent-style-name="Standard">
      <style:paragraph-properties fo:text-align="start" style:justify-single-word="false"/>
      <style:text-properties fo:color="#cc3300" style:text-line-through-style="none" style:text-line-through-type="none" style:font-name="Century Gothic" fo:font-size="10.5pt" fo:language="es" fo:country="ES"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fo:color="#000000" style:font-name="Century Gothic" fo:font-size="10pt" fo:language="en" fo:country="US" fo:font-weight="normal" style:font-size-asian="10pt" style:font-weight-asian="normal" style:font-size-complex="10pt" style:font-weight-complex="normal"/>
    </style:style>
    <style:style style:name="P17" style:family="paragraph" style:parent-style-name="Standard">
      <style:paragraph-properties fo:margin-top="0cm" fo:margin-bottom="0cm" loext:contextual-spacing="false" fo:text-align="justify" style:justify-single-word="false"/>
      <style:text-properties style:font-name="Century Gothic" fo:font-size="10pt" fo:language="en" fo:country="US" fo:font-weight="bold" style:font-size-asian="10pt" style:font-weight-asian="bold" style:font-size-complex="10pt" style:font-weight-complex="bold"/>
    </style:style>
    <style:style style:name="P18" style:family="paragraph" style:parent-style-name="Standard">
      <style:paragraph-properties fo:margin-top="0cm" fo:margin-bottom="0cm" loext:contextual-spacing="false" fo:text-align="justify" style:justify-single-word="false"/>
      <style:text-properties fo:color="#dc2300" style:font-name="Century Gothic" fo:font-size="10.5pt" fo:language="en" fo:country="US" fo:font-weight="bold" style:font-size-asian="10.5pt" style:font-weight-asian="bold" style:font-size-complex="10.5pt" style:font-weight-complex="bold"/>
    </style:style>
    <style:style style:name="P19" style:family="paragraph" style:parent-style-name="Standard">
      <style:paragraph-properties fo:margin-top="0cm" fo:margin-bottom="0cm" loext:contextual-spacing="false" fo:text-align="justify" style:justify-single-word="false"/>
      <style:text-properties fo:color="#dc2300" style:font-name="Century Gothic" fo:font-size="10.5pt" fo:language="es" fo:country="ES" fo:font-weight="bold" style:font-size-asian="10.5pt" style:font-weight-asian="bold" style:font-size-complex="10.5pt" style:font-weight-complex="bold"/>
    </style:style>
    <style:style style:name="P20"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fo:background-color="transparent" style:font-size-asian="10.5pt" style:font-weight-asian="bold" style:font-size-complex="10.5pt" style:font-weight-complex="bold"/>
    </style:style>
    <style:style style:name="P21"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officeooo:paragraph-rsid="002d11f1" fo:background-color="transparent" style:font-size-asian="10.5pt" style:font-weight-asian="bold" style:font-size-complex="10.5pt" style:font-weight-complex="bold"/>
    </style:style>
    <style:style style:name="P22"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fo:background-color="transparent" style:font-size-asian="10.5pt" style:font-weight-asian="normal" style:font-size-complex="10.5pt" style:font-weight-complex="normal"/>
    </style:style>
    <style:style style:name="P23"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paragraph-rsid="004fba5e" fo:background-color="transparent" style:font-size-asian="10.5pt" style:font-weight-asian="normal" style:font-size-complex="10.5pt" style:font-weight-complex="normal"/>
    </style:style>
    <style:style style:name="P24"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rsid="0051506f" officeooo:paragraph-rsid="0051506f" fo:background-color="transparent" style:font-size-asian="10.5pt" style:font-weight-asian="normal" style:font-size-complex="10.5pt" style:font-weight-complex="normal"/>
    </style:style>
    <style:style style:name="P25"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fo:background-color="transparent" style:font-size-asian="10.5pt" style:font-weight-asian="bold" style:font-size-complex="10.5pt" style:font-weight-complex="bold"/>
    </style:style>
    <style:style style:name="P26"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style:font-size-asian="10.5pt" style:font-weight-asian="bold" style:font-size-complex="10.5pt" style:font-weight-complex="bold"/>
    </style:style>
    <style:style style:name="P27"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solid" style:text-underline-width="auto" style:text-underline-color="font-color" fo:font-weight="bold" fo:background-color="transparent" style:font-size-asian="10.5pt" style:font-weight-asian="bold" style:font-size-complex="10.5pt" style:font-weight-complex="bold"/>
    </style:style>
    <style:style style:name="P28"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normal" style:font-size-asian="10.5pt" style:font-weight-asian="normal" style:font-size-complex="10.5pt" style:font-weight-complex="normal"/>
    </style:style>
    <style:style style:name="P29" style:family="paragraph" style:parent-style-name="Standard">
      <style:paragraph-properties fo:margin-top="0cm" fo:margin-bottom="0cm" loext:contextual-spacing="false" fo:text-align="justify" style:justify-single-word="false"/>
      <style:text-properties fo:color="#cc3300" style:font-name="Century Gothic" fo:font-size="10.5pt" fo:language="es" fo:country="ES" style:text-underline-style="solid" style:text-underline-width="auto" style:text-underline-color="font-color" fo:font-weight="bold" style:font-size-asian="10.5pt" style:font-weight-asian="bold" style:font-size-complex="10.5pt" style:font-weight-complex="bold"/>
    </style:style>
    <style:style style:name="P30" style:family="paragraph" style:parent-style-name="Standard">
      <style:paragraph-properties fo:margin-top="0cm" fo:margin-bottom="0cm" loext:contextual-spacing="false" fo:text-align="justify" style:justify-single-word="false"/>
      <style:text-properties fo:color="#cc3300" style:font-name="Century Gothic" fo:font-size="11pt" fo:language="en" fo:country="US" style:text-underline-style="none" fo:font-weight="bold" style:font-size-asian="11pt" style:font-weight-asian="bold" style:font-size-complex="11pt" style:font-weight-complex="bold"/>
    </style:style>
    <style:style style:name="P31" style:family="paragraph" style:parent-style-name="Standard">
      <style:paragraph-properties fo:text-align="justify" style:justify-single-word="false" fo:padding="0cm" fo:border-left="none" fo:border-right="none" fo:border-top="none" fo:border-bottom="0.51pt solid #000000"/>
      <style:text-properties style:font-name="Century Gothic" fo:font-size="11pt" fo:language="en" fo:country="US" fo:font-weight="bold" style:font-size-asian="11pt" style:font-weight-asian="bold" style:font-size-complex="11pt" style:font-weight-complex="bold"/>
    </style:style>
    <style:style style:name="P32" style:family="paragraph" style:parent-style-name="Standard">
      <style:paragraph-properties fo:text-align="justify" style:justify-single-word="false" fo:padding="0cm" fo:border-left="none" fo:border-right="none" fo:border-top="none" fo:border-bottom="0.51pt solid #000000"/>
      <style:text-properties style:font-name="Century Gothic" fo:language="en" fo:country="US"/>
    </style:style>
    <style:style style:name="P33"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1pt" fo:language="en" fo:country="US" style:text-underline-style="none" fo:font-weight="bold" style:font-size-asian="11pt" style:font-weight-asian="bold" style:font-size-complex="11pt" style:font-weight-complex="bold"/>
    </style:style>
    <style:style style:name="P34"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0pt" fo:language="en" fo:country="US" style:text-underline-style="none" fo:font-weight="normal" style:font-size-asian="10pt" style:font-weight-asian="normal" style:font-size-complex="10pt" style:font-weight-complex="normal"/>
    </style:style>
    <style:style style:name="P35"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Century Gothic" fo:font-size="13pt" fo:language="en" fo:country="US" fo:font-weight="bold" style:font-size-asian="13pt" style:font-weight-asian="bold" style:font-size-complex="13pt" style:font-weight-complex="bold"/>
    </style:style>
    <style:style style:name="P36" style:family="paragraph" style:parent-style-name="Standard" style:list-style-name="L1">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color="#000000" fo:font-size="10pt" style:text-underline-style="none" fo:font-weight="normal" style:font-size-asian="10pt" style:font-weight-asian="normal" style:font-size-complex="10pt" style:font-weight-complex="normal"/>
    </style:style>
    <style:style style:name="T3" style:family="text">
      <style:text-properties style:text-underline-style="none"/>
    </style:style>
    <style:style style:name="T4" style:family="text">
      <style:text-properties officeooo:rsid="001779ee"/>
    </style:style>
    <style:style style:name="T5" style:family="text">
      <style:text-properties officeooo:rsid="001aec66"/>
    </style:style>
    <style:style style:name="T6" style:family="text">
      <style:text-properties officeooo:rsid="001ed4f7"/>
    </style:style>
    <style:style style:name="T7" style:family="text">
      <style:text-properties officeooo:rsid="001f6f5e"/>
    </style:style>
    <style:style style:name="T8" style:family="text">
      <style:text-properties officeooo:rsid="00204ce6"/>
    </style:style>
    <style:style style:name="T9" style:family="text">
      <style:text-properties officeooo:rsid="0020974a"/>
    </style:style>
    <style:style style:name="T10" style:family="text">
      <style:text-properties officeooo:rsid="00221bca"/>
    </style:style>
    <style:style style:name="T11" style:family="text">
      <style:text-properties officeooo:rsid="0024d2f8"/>
    </style:style>
    <style:style style:name="T12" style:family="text">
      <style:text-properties officeooo:rsid="0027b8b4"/>
    </style:style>
    <style:style style:name="T13" style:family="text">
      <style:text-properties officeooo:rsid="0029c799"/>
    </style:style>
    <style:style style:name="T14" style:family="text">
      <style:text-properties officeooo:rsid="002a99c2"/>
    </style:style>
    <style:style style:name="T15" style:family="text">
      <style:text-properties officeooo:rsid="002c6a9b"/>
    </style:style>
    <style:style style:name="T16" style:family="text">
      <style:text-properties officeooo:rsid="002d0815"/>
    </style:style>
    <style:style style:name="T17" style:family="text">
      <style:text-properties officeooo:rsid="002d11f1"/>
    </style:style>
    <style:style style:name="T18" style:family="text">
      <style:text-properties officeooo:rsid="002eb001"/>
    </style:style>
    <style:style style:name="T19" style:family="text">
      <style:text-properties officeooo:rsid="002ff2b4"/>
    </style:style>
    <style:style style:name="T20" style:family="text">
      <style:text-properties officeooo:rsid="00317c12"/>
    </style:style>
    <style:style style:name="T21" style:family="text">
      <style:text-properties officeooo:rsid="003289e9"/>
    </style:style>
    <style:style style:name="T22" style:family="text">
      <style:text-properties officeooo:rsid="0032e187"/>
    </style:style>
    <style:style style:name="T23" style:family="text">
      <style:text-properties officeooo:rsid="00349470"/>
    </style:style>
    <style:style style:name="T24" style:family="text">
      <style:text-properties officeooo:rsid="00358283"/>
    </style:style>
    <style:style style:name="T25" style:family="text">
      <style:text-properties officeooo:rsid="0036c7e6"/>
    </style:style>
    <style:style style:name="T26" style:family="text">
      <style:text-properties officeooo:rsid="0036e2a0"/>
    </style:style>
    <style:style style:name="T27" style:family="text">
      <style:text-properties officeooo:rsid="0039ccb3"/>
    </style:style>
    <style:style style:name="T28" style:family="text">
      <style:text-properties officeooo:rsid="003a75c4"/>
    </style:style>
    <style:style style:name="T29" style:family="text">
      <style:text-properties officeooo:rsid="003af870"/>
    </style:style>
    <style:style style:name="T30" style:family="text">
      <style:text-properties officeooo:rsid="003ee7e2"/>
    </style:style>
    <style:style style:name="T31" style:family="text">
      <style:text-properties officeooo:rsid="0040e9b2"/>
    </style:style>
    <style:style style:name="T32" style:family="text">
      <style:text-properties officeooo:rsid="004b96bd"/>
    </style:style>
    <style:style style:name="T33" style:family="text">
      <style:text-properties officeooo:rsid="004fba5e"/>
    </style:style>
    <style:style style:name="T34" style:family="text">
      <style:text-properties officeooo:rsid="00535f2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JECT MODULE FILE <text:s/>(IT DEPARTAMENT)</text:p>
      <text:p text:style-name="P5"/>
      <text:p text:style-name="P31">GROUP <text:span text:style-name="T1"><text:s/>DAW2 </text:span></text:p>
      <text:p text:style-name="P8"/>
      <text:p text:style-name="P6"/>
      <text:p text:style-name="P31">TITLE: </text:p>
      <text:p text:style-name="P9"/>
      <text:p text:style-name="P5"/>
      <text:p text:style-name="P5"/>
      <text:p text:style-name="P31">GROUP MEMBERS <text:span text:style-name="T1">(The students' names that will develop the project)</text:span></text:p>
      <text:p text:style-name="P8"/>
      <text:list xml:id="list8366599083875866933" text:style-name="L1">
        <text:list-item>
          <text:p text:style-name="P36">Jean David Andrade Pazmiño</text:p>
        </text:list-item>
        <text:list-item>
          <text:p text:style-name="P36">Aleix Velasco Calvo</text:p>
        </text:list-item>
      </text:list>
      <text:p text:style-name="P6"/>
      <text:p text:style-name="P6"/>
      <text:p text:style-name="P31">DESCRIPTION <text:span text:style-name="T1">(Write in no more than 20 text lines the objectives of the project)</text:span></text:p>
      <text:p text:style-name="P8"/>
      <text:p text:style-name="P16">Our pro<text:span text:style-name="T27">j</text:span>ect will be based in designing a digital magazine about video games, films and series. There will be <text:span text:style-name="T16">writers</text:span> who introduce news from a special menu designed for they can introduce news without introduce <text:span text:style-name="T29">HTML</text:span> code or other code to <text:span text:style-name="T15">design</text:span> web sites. On the other hand, the user will be able to comment the articles and grade. The web site will also have cards about video games, films and series that are spoken in the articles, the users also comment and grade the c<text:span text:style-name="T28">ar</text:span>ds and the articles.</text:p>
      <text:p text:style-name="P5"/>
      <text:p text:style-name="P31">MATERIALS REQUIRED AND TECHNICAL SPECIFICATIONS OF THE PROJECT</text:p>
      <text:p text:style-name="P17"/>
      <text:p text:style-name="P7"/>
      <text:p text:style-name="P8"/>
      <text:p text:style-name="P8"/>
      <text:p text:style-name="P8"/>
      <text:p text:style-name="P8"/>
      <text:p text:style-name="P8"/>
      <text:p text:style-name="P8"/>
      <text:p text:style-name="P8"/>
      <text:p text:style-name="P5"/>
      <text:p text:style-name="P33">FUNCTIONAL REQUIREMENTS </text:p>
      <text:p text:style-name="P34">(Draft version: it is a first version to specify all functionalities and their results, as well as the profile users who may run each functionality)</text:p>
      <text:p text:style-name="P18"/>
      <text:p text:style-name="P22">MANAGEMENT OF REGISTER</text:p>
      <text:p text:style-name="P25"/>
      <text:p text:style-name="P25"><text:span text:style-name="T17">FR</text:span>01. Register of the user</text:p>
      <text:p text:style-name="P22">A user will be able to register by a form with the obligatory camps name, user name, mail, password.</text:p>
      <text:p text:style-name="P20"/>
      <text:p text:style-name="P20">MANAGEMENT OF LOG IN</text:p>
      <text:p text:style-name="P20"/>
      <text:p text:style-name="P20"><text:span text:style-name="T17">FR</text:span>02. Log in</text:p>
      <text:p text:style-name="P22">With the user name or the mail, and the password the user will be able to log in.</text:p>
      <text:p text:style-name="P25"/>
      <text:p text:style-name="P25"><text:span text:style-name="T3">MANAGEMENT OF</text:span> LOG OUT</text:p>
      <text:p text:style-name="P27"/>
      <text:p text:style-name="P20"><text:span text:style-name="T17">FR</text:span>03. Log out</text:p>
      <text:p text:style-name="P22">The user can log out by a button.</text:p>
      <text:p text:style-name="P27"/>
      <text:p text:style-name="P20">MANAGEMENT OF LANGUAGE</text:p>
      <text:p text:style-name="P20"/>
      <text:p text:style-name="P20"><text:soft-page-break/><text:span text:style-name="T17">FR04</text:span>. Language of the web site</text:p>
      <text:p text:style-name="P22">The users will be able to choose the language of the web site between Spanish and English</text:p>
      <text:p text:style-name="P20"/>
      <text:p text:style-name="P20">MANAGEMENT OF ARTICLES</text:p>
      <text:p text:style-name="P20"/>
      <text:p text:style-name="P20"><text:span text:style-name="T17">FR05</text:span>.Add articles</text:p>
      <text:p text:style-name="P23"><text:span text:style-name="T7">A</text:span> <text:span text:style-name="T4">writer</text:span> of the web site will be able to add a article from a writer panel. <text:span text:style-name="T33">if the writer select this option , will appear a form that with the options: add the title, the subtitle, the body of the article. This fields will be obligatory. <text:s/>Besides the user too will be able to add images, videos and links inside the body of the article. When the writer will be finished the article will appear a preview of the article, if the writer is satisfied with preview, will must add the tags of the article and submit the article. otherwise the user will be able to go back and edit the article. </text:span></text:p>
      <text:p text:style-name="P20"/>
      <text:p text:style-name="P20"><text:span text:style-name="T17">FR06</text:span>.Modify articles</text:p>
      <text:p text:style-name="P24">if the writer has selected this option from the writer panel, will appear a list of his articles, then he will select a article and will appear the article inside a the same form used to add an article. There the writer will be able to modify his article. When he will finished to edit the article the<text:span text:style-name="T34">n</text:span> he will have a preview and tags will be request again. If he is satisfied with the article he will be send it. Otherwise he will be able to go back and keep editing. <text:s/></text:p>
      <text:p text:style-name="P27"/>
      <text:p text:style-name="P20"><text:span text:style-name="T17">FR07</text:span> . Delete articles</text:p>
      <text:p text:style-name="P22"><text:span text:style-name="T8">A</text:span> <text:span text:style-name="T5">writer</text:span> of the web site will be able to delete a article <text:span text:style-name="T12">from a writer panel</text:span>. </text:p>
      <text:p text:style-name="P20"/>
      <text:p text:style-name="P20">MANAGEMENT OF CARDS</text:p>
      <text:p text:style-name="P20"/>
      <text:p text:style-name="P21"><text:span text:style-name="T17">FR08</text:span>.Add cards</text:p>
      <text:p text:style-name="P22"><text:span text:style-name="T8">A</text:span> <text:span text:style-name="T6">writer </text:span>of the web site will be able to add a card <text:span text:style-name="T13">from a writer panel</text:span>.</text:p>
      <text:p text:style-name="P20"/>
      <text:p text:style-name="P20"><text:span text:style-name="T17">FR09</text:span>.Modify cards</text:p>
      <text:p text:style-name="P22"><text:span text:style-name="T8">A</text:span> <text:span text:style-name="T9">writer</text:span> of the web site will be able to modify <text:span text:style-name="T10">his own</text:span> c<text:span text:style-name="T14">ards from a writer panel</text:span>.</text:p>
      <text:p text:style-name="P27"/>
      <text:p text:style-name="P20"><text:span text:style-name="T18">FR10</text:span>. Delete cards</text:p>
      <text:p text:style-name="P22"><text:span text:style-name="T8">A</text:span> <text:span text:style-name="T8">writer</text:span> of the web site will be able to delete <text:span text:style-name="T11">his own cards</text:span>.</text:p>
      <text:p text:style-name="P20"/>
      <text:p text:style-name="P20">MANAGEMENT OF SEARCH</text:p>
      <text:p text:style-name="P20"/>
      <text:p text:style-name="P20"><text:span text:style-name="T18">FR11</text:span>. Search for name</text:p>
      <text:p text:style-name="P22">There will be a button of search where the users will be able to search a article <text:s/>introducing the name of the article.</text:p>
      <text:p text:style-name="P20"/>
      <text:p text:style-name="P20"><text:span text:style-name="T18">FR12</text:span>. Search for category</text:p>
      <text:p text:style-name="P22">There will be a menu where appear the different catego<text:span text:style-name="T30">ries</text:span> of the articles (video games, films and series).</text:p>
      <text:p text:style-name="P25"/>
      <text:p text:style-name="P20">MANAGEMENT OF VALUATIONS</text:p>
      <text:p text:style-name="P25"/>
      <text:p text:style-name="P25"><text:span text:style-name="T18">FR13</text:span>. Value cards</text:p>
      <text:p text:style-name="P22">The registered user will be able to value a card from 1 to 10.</text:p>
      <text:p text:style-name="P20"/>
      <text:p text:style-name="P20"><text:span text:style-name="T18">FR14</text:span> .Value articles</text:p>
      <text:p text:style-name="P22">The registered user will be able to value positive or negative a article.</text:p>
      <text:p text:style-name="P20"/>
      <text:p text:style-name="P20"><text:span text:style-name="T18">FR15</text:span>. Value comments</text:p>
      <text:p text:style-name="P22">The registered user will be able to comment positive or negative a comment of a article.</text:p>
      <text:p text:style-name="P22"/>
      <text:p text:style-name="P20">MANAGEMENT OF COMMENTS</text:p>
      <text:p text:style-name="P20"/>
      <text:p text:style-name="P20"><text:soft-page-break/><text:span text:style-name="T18">FR16</text:span> .Add a comment</text:p>
      <text:p text:style-name="P22">The registered user will be able to comment a article or a card.</text:p>
      <text:p text:style-name="P20"/>
      <text:p text:style-name="P20"><text:span text:style-name="T18">FR17</text:span> .Delete a comment</text:p>
      <text:p text:style-name="P22">The registered user will be able to delete his comment.</text:p>
      <text:p text:style-name="P20"/>
      <text:p text:style-name="P20"><text:span text:style-name="T18">FR18</text:span> .Modify a comment</text:p>
      <text:p text:style-name="P22">The registered user will be able to modify his comment.</text:p>
      <text:p text:style-name="P22"/>
      <text:p text:style-name="P20"><text:span text:style-name="T19">FR19</text:span> .Report a comment</text:p>
      <text:p text:style-name="P22">The registered user will be able to mark a comment as inappropriate .</text:p>
      <text:p text:style-name="P20"/>
      <text:p text:style-name="P30"/>
      <text:p text:style-name="P30">NON FUNCTIONAL REQUIREMENTS</text:p>
      <text:p text:style-name="P26"/>
      <text:p text:style-name="P26">N<text:span text:style-name="T19">FR</text:span>01- Rol<text:span text:style-name="T32">e</text:span>s</text:p>
      <text:p text:style-name="P28"><text:span text:style-name="T23">W</text:span>e will have a different rol<text:span text:style-name="T32">e</text:span>s, <text:span text:style-name="T25">registered</text:span> user, admin, writer, and <text:span text:style-name="T25">unregistered</text:span> users. </text:p>
      <text:p text:style-name="P28">-The admin will be able to change all. </text:p>
      <text:p text:style-name="P28">-The writer will be able to add, delete and modify articles <text:span text:style-name="T21">and cards</text:span>.</text:p>
      <text:p text:style-name="P28">-The <text:span text:style-name="T24">registered</text:span> users will be able to <text:span text:style-name="T31">comment</text:span> and value the articles, <text:span text:style-name="T22">comets</text:span> and comments.</text:p>
      <text:p text:style-name="P28">-The <text:span text:style-name="T24">unregistered</text:span> users only will be able to read the page.</text:p>
      <text:p text:style-name="P29"/>
      <text:p text:style-name="P14">N<text:span text:style-name="T26">FR</text:span>02.availability</text:p>
      <text:p text:style-name="P11">The page will be able all the time.</text:p>
      <text:p text:style-name="P10"/>
      <text:p text:style-name="P15">NF<text:span text:style-name="T20">R</text:span>03. Architecture</text:p>
      <text:p text:style-name="P12">Must have an LAMP architecture</text:p>
      <text:p text:style-name="P12"><text:tab/>-LINUX</text:p>
      <text:p text:style-name="P12"><text:tab/>-Apache</text:p>
      <text:p text:style-name="P12"><text:tab/>-MySQL</text:p>
      <text:p text:style-name="P12"><text:tab/>-PHP</text:p>
      <text:p text:style-name="P10"/>
      <text:p text:style-name="P10"/>
      <text:p text:style-name="P13"/>
      <text:p text:style-name="P19"/>
      <text:p text:style-name="P18"/>
      <text:p text:style-name="P33">MOCKUPS OR WIREFRAMES of your WEB App Project</text:p>
      <text:p text:style-name="P32"><text:span text:style-name="T2">(Draft version: </text:span>mockups are a way of designing user interfaces on paper or in computer images. <text:span text:style-name="T2"><text:s/>it is a first version to specify </text:span>by designers, mainly to acquire feedback from users<text:span text:style-name="T2">)</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6cm" fo:margin-left="0.064cm" fo:margin-right="-0.025cm" table:align="margins" style:writing-mode="lr-tb"/>
    </style:style>
    <style:style style:name="Tabla2.A" style:family="table-column">
      <style:table-column-properties style:column-width="7.673cm" style:rel-column-width="29649*"/>
    </style:style>
    <style:style style:name="Tabla2.B" style:family="table-column">
      <style:table-column-properties style:column-width="9.287cm" style:rel-column-width="35886*"/>
    </style:style>
    <style:style style:name="Tabla2.1" style:family="table-row">
      <style:table-row-properties style:min-row-height="0.646cm"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MP2" style:family="paragraph" style:parent-style-name="Header">
      <style:text-properties style:font-name="Century Gothic" fo:font-size="10pt" style:font-size-asian="10pt" style:font-size-complex="10pt"/>
    </style:style>
    <style:style style:name="M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page-layout style:name="Mpm1">
      <style:page-layout-properties fo:page-width="20.999cm" fo:page-height="29.699cm" style:num-format="1" style:print-orientation="portrait" fo:margin-top="0.9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17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Generalitat de Catalunya</text:p>
              <text:p text:style-name="MP2">Departament d’Ensenyament</text:p>
              <text:p text:style-name="MP3">Institut Provençana</text:p>
            </table:table-cell>
            <table:table-cell table:style-name="Tabla2.A1" office:value-type="string">
              <text:p text:style-name="MP4"/>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6-12-14T12:20:20.840133301</dc:date>
    <meta:editing-duration>PT7H13M47S</meta:editing-duration>
    <meta:editing-cycles>138</meta:editing-cycles>
    <meta:generator>LibreOffice/5.1.4.2$Linux_X86_64 LibreOffice_project/10m0$Build-2</meta:generator>
    <meta:print-date>2013-02-08T14:34:58.80</meta:print-date>
    <meta:document-statistic meta:table-count="1" meta:image-count="0" meta:object-count="0" meta:page-count="3" meta:paragraph-count="78" meta:word-count="853" meta:character-count="4702" meta:non-whitespace-character-count="3911"/>
  </office:meta>
</office:document-meta>
</file>